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ER Diagram<text:s/></text:p>
        </text:list-item>
      </text:list>
      <text:p text:style-name="P2"><draw:frame draw:z-index="251659264" draw:style-name="a0" draw:name="Picture 1" text:anchor-type="paragraph" svg:x="0in" svg:y="0.3125in" svg:width="6.26806in" svg:height="4.70139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UMODIP MADHU</meta:initial-creator>
    <dc:creator>SOUMODIP MADHU</dc:creator>
    <meta:creation-date>2023-06-27T14:09:00Z</meta:creation-date>
    <dc:date>2023-06-27T14:09:00Z</dc:date>
    <meta:template xlink:href="Normal.dotm" xlink:type="simple"/>
    <meta:editing-cycles>5</meta:editing-cycles>
    <meta:editing-duration>PT120S</meta:editing-duration>
    <meta:document-statistic meta:page-count="1" meta:paragraph-count="1" meta:word-count="2" meta:character-count="13" meta:row-count="1" meta:non-whitespace-character-count="12"/>
  </office:meta>
</office:document-meta>
</file>